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15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 office:value-type="string" calcext:value-type="string">
            <text:p>Target-Dependant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0:06:05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11T15:53:07.789000000</dc:date>
    <meta:editing-duration>P3DT8H54M58S</meta:editing-duration>
    <meta:editing-cycles>72</meta:editing-cycles>
    <meta:generator>LibreOffice/5.1.1.3$Windows_x86 LibreOffice_project/89f508ef3ecebd2cfb8e1def0f0ba9a803b88a6d</meta:generator>
    <meta:document-statistic meta:table-count="1" meta:cell-count="382" meta:object-count="0"/>
  </office:meta>
</office:document-meta>
</file>